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8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Lucida Sans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4</text:span><text:span text:style-name="T1"><text:line-break/></text:span><text:span text:style-name="T1">SOFTWARE TESTING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стирование ПО — это <text:span text:style-name="T2">динамическая</text:span> проверка того, что программа обеспечивает ожидаемое поведение на <text:span text:style-name="T2">конечном</text:span> наборе тестовых примеров, соответствующим образом <text:span text:style-name="T2">выбранных</text:span> из (обычно) бесконечной области.</text:p>
            <text:list text:style-name="L2">
              <text:list-item>
                <text:p><text:span text:style-name="T2">Динамическая</text:span> означает, что тестирование <text:span text:style-name="T2">всегда подразумевает выполнение</text:span> программы на выбранных входных данных. <text:span text:style-name="T2">Статические</text:span> методы отличаются от <text:s/>тестирования и дополняют его.</text:p>
              </text:list-item>
              <text:list-item>
                <text:p><text:span text:style-name="T2">Конечный</text:span>: Даже в простых программах теоретически возможно так много тестовых примеров, что для выполнения исчерпывающего тестирования могут потребоваться месяцы или годы. Тестирование всегда подразумевает <text:span text:style-name="T2">компромисс</text:span> между ограниченными ресурсами и графиками, с одной стороны, и изначально неограниченными требованиями к тестированию - с другой.</text:p>
              </text:list-item>
              <text:list-item>
                <text:p><text:span text:style-name="T2">Выбранные</text:span>: Методы тестирования существенно различаются в том, как выбирается набор тестов, и инженеры должны осознавать, что различные критерии отбора могут давать совершенно разную степень эффективности. На практике применяются методы анализа рисков.</text:p>
              </text:list-item>
              <text:list-item>
                <text:p><text:span text:style-name="T2">Ожидаемое</text:span>: должно быть возможно решить, являются ли наблюдаемые результаты тестирования программы приемлемыми или нет; в противном случае усилия по тестированию бесполезны. Наблюдаемое поведение может быть проверено на соответствие потребностям пользователя (<text:span text:style-name="T2">валидация</text:span>), спецификации (<text:span text:style-name="T2">верификация</text:span>) или ожидаемому поведению из неявных требований.</text:p>
              </text:list-item>
            </text:list>
            <text:p>Планирование тестирования ПО должно начинаться с ранних стадий процесса разработки требований, а планы и процедуры тестирования должны систематически разрабатываться и уточняться по мере разработки.</text:p>
            <text:p>Подход к качеству ПО основан на предотвращении: лучше предотвращать проблемы, чем исправлять их. Тестирование можно рассматривать как средство предоставления информации о функциональности и качествах программного обеспечения, а также для выявления неисправностей в тех случаях, когда предотвращение ошибок не было эффективным.</text:p>
            <text:p>Тестирование связано с разработкой ПО. Модульное и интеграционное тестирование тесно связаны с разработкой ПО и являются его частью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9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>Основы тестирован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3">Терминология</text:span></text:p>
          </draw:text-box>
        </draw:frame>
        <draw:frame presentation:style-name="pr4" draw:text-style-name="P5" draw:layer="layout" svg:width="25.199cm" svg:height="11.815cm" svg:x="1.4cm" svg:y="3.685cm" presentation:class="outline" presentation:user-transformed="true">
          <draw:text-box>
            <text:p text:style-name="P5"><text:span text:style-name="T4">Следует различать причину </text:span><text:span text:style-name="T5">отказа</text:span><text:span text:style-name="T4"> (</text:span><text:span text:style-name="T5">ошибку</text:span><text:span text:style-name="T4">) и вызванный ей нежелательный эффект при оказании услуг системой (</text:span><text:span text:style-name="T5">сбой</text:span><text:span text:style-name="T4">). </text:span></text:p>
            <text:p text:style-name="P5"><text:span text:style-name="T6">В ПО могут быть </text:span><text:span text:style-name="T7">ошибки</text:span><text:span text:style-name="T8">, которые никогда не проявляются как сбои). Тестирование может выявить сбои, но именно </text:span><text:span text:style-name="T5">ошибки</text:span><text:span text:style-name="T4"> могут и должны быть устранены. Более общий термин «</text:span><text:span text:style-name="T5">дефект</text:span><text:span text:style-name="T4">» может использоваться для обозначения либо ошибки, либо отказа, когда различие не важно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Ключевые аспекты тестирования</text:span></text:p>
          </draw:text-box>
        </draw:frame>
        <draw:frame presentation:style-name="pr4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>Критерии выбора теста — это средство выбора тестовых наборов или определения того, что набор тестовых наборов достаточен для определенной цели.</text:p>
              </text:list-item>
              <text:list-item>
                <text:p>Критерии адекватности теста могут использоваться для принятия решения о том, когда будет проведено достаточное тестирование или оно может быть завершено.</text:p>
              </text:list-item>
              <text:list-item>
                <text:p>При тестировании на обнаружение дефектов успешным считается тест, который приводит к сбою системы. Это отличается от тестирования с целью демонстрации соответствия ПО его спецификациям или другим желаемым свойствам (в этом случае тестирование считается успешным, если в реальных тестовых примерах и тестовых средах не наблюдается сбоев).</text:p>
              </text:list-item>
              <text:list-item>
                <text:p>Оракул — это человек или механический агент, который решает, правильно ли вела себя программа в данном тесте, и выносит вердикт «пройдено/не пройдено». Существуют различные виды оракулов: спецификации требований, поведенческие модели, аннотации к коду.</text:p>
              </text:list-item>
              <text:list-item>
                <text:p>Теоретические и практические ограничения: теория тестирования предостерегает от приписывания необоснованного уровня уверенности серии успешных тестов. Дейкстра писал: «Тестирование программы может быть использовано для того, чтобы показать наличие ошибок, но никогда - для того, чтобы показать их отсутствие». Полное тестирование неосуществимо в реальном ПО и всегда основывается на риске.</text:p>
              </text:list-item>
              <text:list-item>
                <text:p>Неосуществимые пути — это пути потока управления, которые не могут быть реализованы с помощью каких-либо входных данных. Они представляют серьезную проблему при тестировании на основе путей, особенно при автоматизированном вводе тестовых данных для реализации путей потока управ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92cm" presentation:class="title" presentation:user-transformed="true">
          <draw:text-box>
            <text:p text:style-name="P4"><text:span text:style-name="T3">Связь тестирования с другими областями знаний</text:span></text:p>
          </draw:text-box>
        </draw:frame>
        <draw:frame presentation:style-name="pr4" draw:text-style-name="P5" draw:layer="layout" svg:width="25.199cm" svg:height="9.134cm" svg:x="1.422cm" svg:y="4.974cm" presentation:class="outline" presentation:user-transformed="true">
          <draw:text-box>
            <text:p text:style-name="P7"><text:span text:style-name="T8">Тестирование ПО связано с </text:span><text:span text:style-name="T4">другими областями знаний:</text:span></text:p>
            <text:list text:style-name="L2">
              <text:list-item>
                <text:p text:style-name="P7"><text:span text:style-name="T4">статическими методами управления качеством программного обеспечения;</text:span></text:p>
              </text:list-item>
              <text:list-item>
                <text:p text:style-name="P7"><text:span text:style-name="T4">доказательствами корректности;</text:span></text:p>
              </text:list-item>
              <text:list-item>
                <text:p text:style-name="P7"><text:span text:style-name="T4">отладкой;</text:span></text:p>
              </text:list-item>
              <text:list-item>
                <text:p text:style-name="P7"><text:span text:style-name="T4">разработкой ПО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4T10:45:07.744000000</dc:date>
    <meta:editing-duration>PT14H55M45S</meta:editing-duration>
    <meta:editing-cycles>51</meta:editing-cycles>
    <meta:generator>LibreOffice/7.4.5.1$Windows_X86_64 LibreOffice_project/9c0871452b3918c1019dde9bfac75448afc4b57f</meta:generator>
    <meta:document-statistic meta:object-count="43"/>
  </office:meta>
</office:document-meta>
</file>